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5cm" svg:stroke-color="#ecece7" draw:fill="none" draw:fill-color="#ffffff" fo:padding-top="-0.025cm" fo:padding-bottom="-0.025cm" fo:padding-left="-0.025cm" fo:padding-right="-0.025cm"/>
    </style:style>
    <style:style style:name="gr6" style:family="graphic" style:parent-style-name="standard">
      <style:graphic-properties svg:stroke-width="0.05cm" svg:stroke-color="#000000" draw:fill="none" draw:fill-color="#ffffff" fo:padding-top="-0.025cm" fo:padding-bottom="-0.025cm" fo:padding-left="-0.025cm" fo:padding-right="-0.025cm"/>
    </style:style>
    <style:style style:name="gr7" style:family="graphic" style:parent-style-name="standard">
      <style:graphic-properties svg:stroke-width="0.05cm" svg:stroke-color="#494936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3.897cm" svg:y="-5cm"/>
          <draw:glue-point draw:id="5" svg:x="5cm" svg:y="-5cm"/>
          <draw:glue-point draw:id="6" svg:x="0.552cm" svg:y="-5cm"/>
          <draw:glue-point draw:id="7" svg:x="-5cm" svg:y="5cm"/>
          <draw:glue-point draw:id="8" svg:x="3.896cm" svg:y="5cm"/>
          <draw:glue-point draw:id="9" svg:x="-0.552cm" svg:y="5cm"/>
          <draw:glue-point draw:id="10" svg:x="-5cm" svg:y="-3.666cm"/>
          <draw:glue-point draw:id="11" svg:x="-5cm" svg:y="0.665cm"/>
          <draw:glue-point draw:id="12" svg:x="5cm" svg:y="3.584cm"/>
          <draw:glue-point draw:id="13" svg:x="5cm" svg:y="-0.709cm"/>
          <draw:glue-point draw:id="14" svg:x="0cm" svg:y="-0.013cm"/>
          <draw:polygon draw:style-name="gr1" draw:layer="layout" svg:width="2.586cm" svg:height="0.267cm" svg:x="0cm" svg:y="0cm" svg:viewBox="0 0 2587 268" draw:points="0,268 285,0 2587,0 2301,268">
            <text:p/>
          </draw:polygon>
          <draw:path draw:style-name="gr2" draw:layer="layout" svg:width="2.585cm" svg:height="0.267cm" svg:x="0cm" svg:y="0cm" svg:viewBox="0 0 2586 268" svg:d="m0 268 285-268h2301zm0 0-285 268h-2301zm0 0z">
            <text:p/>
          </draw:path>
          <draw:polygon draw:style-name="gr3" draw:layer="layout" svg:width="2.3cm" svg:height="1.733cm" svg:x="0cm" svg:y="0.267cm" svg:viewBox="0 0 2301 1734" draw:points="0,0 2301,0 2301,1734 0,1734">
            <text:p/>
          </draw:polygon>
          <draw:polygon draw:style-name="gr2" draw:layer="layout" svg:width="2.3cm" svg:height="1.733cm" svg:x="0cm" svg:y="0.267cm" svg:viewBox="0 0 2301 1734" draw:points="0,0 2301,0 2301,1734 0,1734">
            <text:p/>
          </draw:polygon>
          <draw:polygon draw:style-name="gr4" draw:layer="layout" svg:width="0.285cm" svg:height="2cm" svg:x="2.3cm" svg:y="0cm" svg:viewBox="0 0 286 2001" draw:points="0,2001 286,1717 286,0 0,266">
            <text:p/>
          </draw:polygon>
          <draw:path draw:style-name="gr2" draw:layer="layout" svg:width="0.285cm" svg:height="2cm" svg:x="2.3cm" svg:y="0cm" svg:viewBox="0 0 286 2001" svg:d="m0 2001 286-284zm0-1717-286 266v1735zm0 0z">
            <text:p/>
          </draw:path>
          <draw:line draw:style-name="gr5" draw:layer="layout" svg:x1="0cm" svg:y1="1.133cm" svg:x2="2.317cm" svg:y2="1.133cm">
            <text:p/>
          </draw:line>
          <draw:line draw:style-name="gr6" draw:layer="layout" svg:x1="0.134cm" svg:y1="1.317cm" svg:x2="0.621cm" svg:y2="1.317cm">
            <text:p/>
          </draw:line>
          <draw:line draw:style-name="gr6" draw:layer="layout" svg:x1="0.134cm" svg:y1="1.433cm" svg:x2="0.621cm" svg:y2="1.433cm">
            <text:p/>
          </draw:line>
          <draw:line draw:style-name="gr6" draw:layer="layout" svg:x1="0.134cm" svg:y1="1.55cm" svg:x2="0.621cm" svg:y2="1.55cm">
            <text:p/>
          </draw:line>
          <draw:line draw:style-name="gr6" draw:layer="layout" svg:x1="0.134cm" svg:y1="1.666cm" svg:x2="0.621cm" svg:y2="1.666cm">
            <text:p/>
          </draw:line>
          <draw:line draw:style-name="gr6" draw:layer="layout" svg:x1="0.134cm" svg:y1="1.783cm" svg:x2="0.621cm" svg:y2="1.783cm">
            <text:p/>
          </draw:line>
          <draw:line draw:style-name="gr7" draw:layer="layout" svg:x1="0.151cm" svg:y1="1.333cm" svg:x2="0.638cm" svg:y2="1.333cm">
            <text:p/>
          </draw:line>
          <draw:line draw:style-name="gr6" draw:layer="layout" svg:x1="0.151cm" svg:y1="1.449cm" svg:x2="0.638cm" svg:y2="1.449cm">
            <text:p/>
          </draw:line>
          <draw:line draw:style-name="gr6" draw:layer="layout" svg:x1="0.151cm" svg:y1="1.567cm" svg:x2="0.638cm" svg:y2="1.567cm">
            <text:p/>
          </draw:line>
          <draw:line draw:style-name="gr6" draw:layer="layout" svg:x1="0.151cm" svg:y1="1.683cm" svg:x2="0.638cm" svg:y2="1.683cm">
            <text:p/>
          </draw:line>
          <draw:line draw:style-name="gr6" draw:layer="layout" svg:x1="0.151cm" svg:y1="1.8cm" svg:x2="0.638cm" svg:y2="1.8cm">
            <text:p/>
          </draw:line>
          <draw:polygon draw:style-name="gr2" draw:layer="layout" svg:width="2.3cm" svg:height="1.733cm" svg:x="0cm" svg:y="0.267cm" svg:viewBox="0 0 2301 1734" draw:points="0,0 2301,0 2301,1734 0,1734">
            <text:p/>
          </draw:polygon>
          <draw:line draw:style-name="gr7" draw:layer="layout" svg:x1="0cm" svg:y1="1.116cm" svg:x2="2.317cm" svg:y2="1.1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BX Switch</dc:title>
    <meta:creation-date>2011-02-07T16:46:39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